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66cm"/>
    </style:style>
    <style:style style:name="gr14" style:family="graphic" style:parent-style-name="standard">
      <style:graphic-properties draw:fill-color="#00993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color="#0000cc" fo:font-size="10pt" style:font-size-asian="10pt" style:font-size-complex="10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color="#0000ff" fo:font-size="10pt" style:font-size-asian="10pt" style:font-size-complex="10pt"/>
    </style:style>
    <style:style style:name="P10" style:family="paragraph">
      <style:text-properties fo:color="#0000cc" fo:font-size="11pt" style:font-size-asian="11pt" style:font-size-complex="11pt"/>
    </style:style>
    <style:style style:name="P11" style:family="paragraph">
      <style:text-properties fo:color="#000099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cc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ff" fo:font-size="10pt" style:font-size-asian="10pt" style:font-size-complex="10pt"/>
    </style:style>
    <style:style style:name="T8" style:family="text">
      <style:text-properties fo:color="#0000cc" fo:font-size="11pt" style:font-size-asian="11pt" style:font-size-complex="11pt"/>
    </style:style>
    <style:style style:name="T9" style:family="text">
      <style:text-properties fo:color="#0000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96cm" svg:y1="1.889cm" svg:x2="1.296cm" svg:y2="12.176cm">
          <text:p/>
        </draw:line>
        <draw:line draw:style-name="gr1" draw:text-style-name="P1" draw:layer="layout" svg:x1="3.249cm" svg:y1="2.016cm" svg:x2="3.364cm" svg:y2="12.049cm">
          <text:p/>
        </draw:line>
        <draw:line draw:style-name="gr1" draw:text-style-name="P1" draw:layer="layout" svg:x1="17.722cm" svg:y1="2.143cm" svg:x2="17.837cm" svg:y2="12.176cm">
          <text:p/>
        </draw:line>
        <draw:line draw:style-name="gr1" draw:text-style-name="P1" draw:layer="layout" svg:x1="12.783cm" svg:y1="2.143cm" svg:x2="12.898cm" svg:y2="12.176cm">
          <text:p/>
        </draw:line>
        <draw:line draw:style-name="gr1" draw:text-style-name="P1" draw:layer="layout" svg:x1="7.614cm" svg:y1="2.016cm" svg:x2="7.729cm" svg:y2="12.049cm">
          <text:p/>
        </draw:line>
        <draw:line draw:style-name="gr1" draw:text-style-name="P1" draw:layer="layout" svg:x1="5.202cm" svg:y1="2.016cm" svg:x2="5.317cm" svg:y2="12.049cm">
          <text:p/>
        </draw:line>
        <draw:line draw:style-name="gr1" draw:text-style-name="P1" draw:layer="layout" svg:x1="15.539cm" svg:y1="2.143cm" svg:x2="15.654cm" svg:y2="12.176cm">
          <text:p/>
        </draw:line>
        <draw:line draw:style-name="gr1" draw:text-style-name="P1" draw:layer="layout" svg:x1="10.026cm" svg:y1="2.016cm" svg:x2="10.141cm" svg:y2="12.049cm">
          <text:p/>
        </draw:line>
        <draw:rect draw:style-name="gr2" draw:text-style-name="P2" draw:layer="layout" svg:width="1.952cm" svg:height="0.762cm" svg:x="6.81cm" svg:y="12.176cm">
          <text:p text:style-name="P1"><text:span text:style-name="T1">Gateway</text:span></text:p>
        </draw:rect>
        <draw:rect draw:style-name="gr2" draw:text-style-name="P2" draw:layer="layout" svg:width="1.952cm" svg:height="1.016cm" svg:x="9.222cm" svg:y="12.176cm">
          <text:p text:style-name="P1"><text:span text:style-name="T1">Gateway</text:span></text:p>
          <text:p text:style-name="P1"><text:span text:style-name="T1">Replica</text:span></text:p>
        </draw:rect>
        <draw:rect draw:style-name="gr2" draw:text-style-name="P2" draw:layer="layout" svg:width="1.952cm" svg:height="1.016cm" svg:x="9.223cm" svg:y="12.193cm">
          <text:p text:style-name="P1"><text:span text:style-name="T1">Gateway</text:span></text:p>
          <text:p text:style-name="P1"><text:span text:style-name="T1">Replica</text:span></text:p>
        </draw:rect>
        <draw:rect draw:style-name="gr2" draw:text-style-name="P2" draw:layer="layout" svg:width="1.952cm" svg:height="1.016cm" svg:x="9.223cm" svg:y="12.193cm">
          <text:p text:style-name="P1"><text:span text:style-name="T1">Gateway</text:span></text:p>
          <text:p text:style-name="P1"><text:span text:style-name="T1">Replica</text:span></text:p>
        </draw:rect>
        <draw:rect draw:style-name="gr2" draw:text-style-name="P2" draw:layer="layout" svg:width="1.953cm" svg:height="1.016cm" svg:x="11.978cm" svg:y="12.176cm">
          <text:p text:style-name="P1"><text:span text:style-name="T1">Motion</text:span></text:p>
          <text:p text:style-name="P1"><text:span text:style-name="T1">Sensor</text:span></text:p>
        </draw:rect>
        <draw:rect draw:style-name="gr2" draw:text-style-name="P2" draw:layer="layout" svg:width="1.953cm" svg:height="1.016cm" svg:x="4.282cm" svg:y="12.176cm">
          <text:p text:style-name="P1"><text:span text:style-name="T1">Tempe</text:span></text:p>
          <text:p text:style-name="P1"><text:span text:style-name="T1">Sensor</text:span></text:p>
        </draw:rect>
        <draw:rect draw:style-name="gr2" draw:text-style-name="P2" draw:layer="layout" svg:width="1.724cm" svg:height="1.016cm" svg:x="2.329cm" svg:y="12.176cm">
          <text:p text:style-name="P1"><text:span text:style-name="T1">Smart</text:span></text:p>
          <text:p text:style-name="P1"><text:span text:style-name="T1">Bulb</text:span></text:p>
        </draw:rect>
        <draw:rect draw:style-name="gr2" draw:text-style-name="P2" draw:layer="layout" svg:width="1.722cm" svg:height="1.016cm" svg:x="14.736cm" svg:y="12.176cm">
          <text:p text:style-name="P1"><text:span text:style-name="T1">Smart</text:span></text:p>
          <text:p text:style-name="P1"><text:span text:style-name="T1">Heater</text:span></text:p>
        </draw:rect>
        <draw:rect draw:style-name="gr2" draw:text-style-name="P2" draw:layer="layout" svg:width="1.722cm" svg:height="1.016cm" svg:x="14.737cm" svg:y="12.176cm">
          <text:p text:style-name="P1"><text:span text:style-name="T1">Smart</text:span></text:p>
          <text:p text:style-name="P1"><text:span text:style-name="T1">Heater</text:span></text:p>
        </draw:rect>
        <draw:rect draw:style-name="gr2" draw:text-style-name="P2" draw:layer="layout" svg:width="1.723cm" svg:height="1.016cm" svg:x="16.803cm" svg:y="12.176cm">
          <text:p text:style-name="P1"><text:span text:style-name="T1">Door</text:span></text:p>
          <text:p text:style-name="P1"><text:span text:style-name="T1">Sensor</text:span></text:p>
        </draw:rect>
        <draw:rect draw:style-name="gr2" draw:text-style-name="P2" draw:layer="layout" svg:width="1.608cm" svg:height="1.016cm" svg:x="0.492cm" svg:y="12.176cm">
          <text:p text:style-name="P1"><text:span text:style-name="T1">Data</text:span></text:p>
          <text:p text:style-name="P1"><text:span text:style-name="T1">base</text:span></text:p>
        </draw:rect>
        <draw:line draw:style-name="gr3" draw:text-style-name="P3" draw:layer="layout" svg:x1="5.202cm" svg:y1="2.143cm" svg:x2="7.614cm" svg:y2="2.524cm">
          <text:p text:style-name="P1"><text:span text:style-name="T2">Register</text:span></text:p>
          <text:p text:style-name="P1"><text:span text:style-name="T2"/></text:p>
        </draw:line>
        <draw:line draw:style-name="gr4" draw:text-style-name="P1" draw:layer="layout" svg:x1="12.783cm" svg:y1="2.397cm" svg:x2="7.614cm" svg:y2="3.286cm">
          <text:p/>
        </draw:line>
        <draw:frame draw:style-name="gr5" draw:text-style-name="P4" draw:layer="layout" svg:width="4.021cm" svg:height="1.115cm" svg:x="8.762cm" svg:y="2.143cm">
          <draw:text-box>
            <text:p><text:span text:style-name="T3">Register_motionSensor </text:span></text:p>
            <text:p><text:span text:style-name="T2"/></text:p>
          </draw:text-box>
        </draw:frame>
        <draw:line draw:style-name="gr3" draw:text-style-name="P5" draw:layer="layout" svg:x1="7.614cm" svg:y1="3.54cm" svg:x2="10.026cm" svg:y2="4.175cm">
          <text:p text:style-name="P1"><text:span text:style-name="T4">Assign Rep</text:span></text:p>
          <text:p text:style-name="P1"><text:span text:style-name="T4"/></text:p>
        </draw:line>
        <draw:frame draw:style-name="gr6" draw:text-style-name="P6" draw:layer="layout" svg:width="2.441cm" svg:height="1.039cm" svg:x="6.235cm" svg:y="2.387cm">
          <draw:text-box>
            <text:p><text:span text:style-name="T5">Tempe at GW</text:span></text:p>
          </draw:text-box>
        </draw:frame>
        <draw:line draw:style-name="gr3" draw:text-style-name="P7" draw:layer="layout" svg:x1="10.026cm" svg:y1="4.429cm" svg:x2="12.783cm" svg:y2="4.937cm">
          <text:p text:style-name="P1"><text:span text:style-name="T4">Send_Rep IP,Port</text:span></text:p>
          <text:p text:style-name="P1"><text:span text:style-name="T6"/></text:p>
        </draw:line>
        <draw:frame draw:style-name="gr7" draw:text-style-name="P6" draw:layer="layout" svg:width="4.03cm" svg:height="0.835cm" svg:x="9.442cm" svg:y="3.467cm">
          <draw:text-box>
            <text:p><text:span text:style-name="T5">Motion at Rep</text:span></text:p>
          </draw:text-box>
        </draw:frame>
        <draw:line draw:style-name="gr4" draw:text-style-name="P1" draw:layer="layout" svg:x1="17.722cm" svg:y1="4.937cm" svg:x2="7.614cm" svg:y2="6.207cm">
          <text:p/>
        </draw:line>
        <draw:frame draw:style-name="gr8" draw:text-style-name="P8" draw:layer="layout" svg:width="1.946cm" svg:height="0.683cm" svg:x="13.32cm" svg:y="4.81cm">
          <draw:text-box>
            <text:p><text:span text:style-name="T6">Register</text:span></text:p>
          </draw:text-box>
        </draw:frame>
        <draw:frame draw:style-name="gr9" draw:text-style-name="P9" draw:layer="layout" svg:width="2.365cm" svg:height="0.645cm" svg:x="6.695cm" svg:y="5.562cm">
          <draw:text-box>
            <text:p><text:span text:style-name="T7">Door at GW</text:span></text:p>
          </draw:text-box>
        </draw:frame>
        <draw:line draw:style-name="gr3" draw:text-style-name="P1" draw:layer="layout" svg:x1="3.249cm" svg:y1="6.08cm" svg:x2="7.614cm" svg:y2="6.588cm">
          <text:p text:style-name="P1"><text:span text:style-name="T2">Register</text:span></text:p>
          <text:p text:style-name="P1"><text:span text:style-name="T2"/></text:p>
        </draw:line>
        <draw:line draw:style-name="gr3" draw:text-style-name="P5" draw:layer="layout" svg:x1="7.729cm" svg:y1="6.715cm" svg:x2="10.141cm" svg:y2="7.35cm">
          <text:p text:style-name="P1"><text:span text:style-name="T4">Assign Rep</text:span></text:p>
          <text:p text:style-name="P1"><text:span text:style-name="T4"/></text:p>
        </draw:line>
        <draw:line draw:style-name="gr4" draw:text-style-name="P1" draw:layer="layout" svg:x1="10.141cm" svg:y1="7.477cm" svg:x2="3.249cm" svg:y2="8.366cm">
          <text:p/>
        </draw:line>
        <draw:frame draw:style-name="gr10" draw:text-style-name="P8" draw:layer="layout" svg:width="3.63cm" svg:height="0.683cm" svg:x="4.445cm" svg:y="7.302cm">
          <draw:text-box>
            <text:p><text:span text:style-name="T6">Send_Rep IP,Port</text:span></text:p>
          </draw:text-box>
        </draw:frame>
        <draw:frame draw:style-name="gr11" draw:text-style-name="P10" draw:layer="layout" svg:width="2.53cm" svg:height="0.683cm" svg:x="9.911cm" svg:y="6.969cm">
          <draw:text-box>
            <text:p><text:span text:style-name="T8">Bulb at Rep</text:span></text:p>
          </draw:text-box>
        </draw:frame>
        <draw:line draw:style-name="gr4" draw:text-style-name="P1" draw:layer="layout" svg:x1="15.655cm" svg:y1="7.35cm" svg:x2="7.729cm" svg:y2="8.747cm">
          <text:p/>
        </draw:line>
        <draw:frame draw:style-name="gr8" draw:text-style-name="P8" draw:layer="layout" svg:width="1.946cm" svg:height="0.683cm" svg:x="13.357cm" svg:y="6.969cm">
          <draw:text-box>
            <text:p><text:span text:style-name="T6">Register</text:span></text:p>
          </draw:text-box>
        </draw:frame>
        <draw:frame draw:style-name="gr12" draw:text-style-name="P11" draw:layer="layout" svg:width="2.661cm" svg:height="0.645cm" svg:x="6.471cm" svg:y="8.229cm">
          <draw:text-box>
            <text:p><text:span text:style-name="T9">Heater at GW</text:span></text:p>
          </draw:text-box>
        </draw:frame>
        <draw:line draw:style-name="gr3" draw:text-style-name="P7" draw:layer="layout" svg:x1="1.296cm" svg:y1="9.001cm" svg:x2="7.729cm" svg:y2="9.636cm">
          <text:p text:style-name="P1"><text:span text:style-name="T6">Register</text:span></text:p>
          <text:p text:style-name="P1"><text:span text:style-name="T6"/></text:p>
        </draw:line>
        <draw:line draw:style-name="gr3" draw:text-style-name="P5" draw:layer="layout" svg:x1="7.729cm" svg:y1="9.636cm" svg:x2="10.141cm" svg:y2="10.271cm">
          <text:p text:style-name="P1"><text:span text:style-name="T4">Assign Rep</text:span></text:p>
          <text:p text:style-name="P1"><text:span text:style-name="T4"/></text:p>
        </draw:line>
        <draw:frame draw:style-name="gr13" draw:text-style-name="P11" draw:layer="layout" svg:width="3.152cm" svg:height="0.645cm" svg:x="9.932cm" svg:y="9.753cm">
          <draw:text-box>
            <text:p><text:span text:style-name="T9">Database at Rep</text:span></text:p>
          </draw:text-box>
        </draw:frame>
        <draw:ellipse draw:style-name="gr14" draw:text-style-name="P1" draw:layer="layout" svg:width="0.459cm" svg:height="0.635cm" svg:x="4.742cm" svg:y="1.889cm">
          <text:p text:style-name="P1">1</text:p>
        </draw:ellipse>
        <draw:ellipse draw:style-name="gr14" draw:text-style-name="P1" draw:layer="layout" svg:width="0.46cm" svg:height="0.635cm" svg:x="15.769cm" svg:y="7.096cm">
          <text:p text:style-name="P1">5</text:p>
        </draw:ellipse>
        <draw:ellipse draw:style-name="gr14" draw:text-style-name="P1" draw:layer="layout" svg:width="0.459cm" svg:height="0.635cm" svg:x="17.837cm" svg:y="4.556cm">
          <text:p text:style-name="P1">3</text:p>
        </draw:ellipse>
        <draw:ellipse draw:style-name="gr14" draw:text-style-name="P1" draw:layer="layout" svg:width="0.459cm" svg:height="0.635cm" svg:x="12.898cm" svg:y="2.016cm">
          <text:p text:style-name="P1">2</text:p>
        </draw:ellipse>
        <draw:ellipse draw:style-name="gr14" draw:text-style-name="P1" draw:layer="layout" svg:width="0.46cm" svg:height="0.635cm" svg:x="2.789cm" svg:y="5.572cm">
          <text:p text:style-name="P1">4</text:p>
        </draw:ellipse>
        <draw:ellipse draw:style-name="gr14" draw:text-style-name="P1" draw:layer="layout" svg:width="0.459cm" svg:height="0.635cm" svg:x="1.296cm" svg:y="9.128cm">
          <text:p text:style-name="P1">6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5-05T19:33:56</meta:creation-date>
    <dc:date>2015-05-06T03:09:24</dc:date>
    <dc:creator>Ashraf Ali Shaik</dc:creator>
    <meta:editing-duration>PT2H54M7S</meta:editing-duration>
    <meta:editing-cycles>13</meta:editing-cycles>
    <meta:generator>OpenOffice/4.1.1$Unix OpenOffice.org_project/411m6$Build-9775</meta:generator>
    <meta:document-statistic meta:object-count="46"/>
  </office:meta>
</office:document-meta>
</file>